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200000086AC3917D580C783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764cm" fo:margin-top="0cm" fo:margin-bottom="0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1cm"/>
    </style:style>
    <style:style style:name="Table1.D" style:family="table-column">
      <style:table-column-properties style:column-width="4.37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le1.A2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4.967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C15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s" fo:country="AR"/>
    </style:style>
    <style:style style:name="P5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normal" officeooo:paragraph-rsid="00174f7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weight="normal" officeooo:rsid="0020bf5e" officeooo:paragraph-rsid="0020bf5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AR" fo:font-weight="normal" officeooo:rsid="0023c9a1" officeooo:paragraph-rsid="0023c9a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paragraph-rsid="0023c9a1" style:font-weight-asian="normal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weight="normal" officeooo:paragraph-rsid="0025a8b5" style:font-weight-asian="normal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weight="normal" officeooo:paragraph-rsid="0027e3c9" style:font-weight-asian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ize="16pt" fo:language="es" fo:country="AR" fo:font-style="italic" fo:font-weight="bold" style:font-size-asian="16pt" style:font-style-asian="italic" style:font-weight-asian="bold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5.251cm" fo:margin-right="0.376cm" fo:text-align="justify" style:justify-single-word="false" fo:text-indent="-5.251cm" style:auto-text-indent="false"/>
      <style:text-properties fo:language="es" fo:country="AR" fo:font-weight="bold" style:font-weight-asian="bold"/>
    </style:style>
    <style:style style:name="P18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</style:style>
    <style:style style:name="P19" style:family="paragraph" style:parent-style-name="Standard">
      <style:paragraph-properties fo:margin-left="0cm" fo:margin-right="0.4cm" fo:text-align="justify" style:justify-single-word="false" fo:orphans="2" fo:widows="2" fo:text-indent="0cm" style:auto-text-indent="false" style:writing-mode="lr-tb"/>
      <style:text-properties fo:language="es" fo:country="AR" fo:font-weight="bold" style:font-weight-asian="bold"/>
    </style:style>
    <style:style style:name="P20" style:family="paragraph" style:parent-style-name="Texto_20_independiente_20_3">
      <style:text-properties fo:language="es" fo:country="AR" officeooo:rsid="001f0e8c" officeooo:paragraph-rsid="001f0e8c"/>
    </style:style>
    <style:style style:name="P21" style:family="paragraph" style:parent-style-name="Standard">
      <style:paragraph-properties fo:text-align="justify" style:justify-single-word="false"/>
      <style:text-properties fo:language="es" fo:country="AR" fo:font-weight="normal" officeooo:rsid="0023c9a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s" fo:country="AR" fo:font-weight="bold" officeooo:paragraph-rsid="002ff927" style:font-weight-asian="bold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es" fo:country="AR" fo:font-style="italic" fo:font-weight="normal" officeooo:rsid="002ff927" officeooo:paragraph-rsid="002ff927" style:font-style-asian="italic" style:font-weight-asian="normal" style:font-style-complex="italic" style:font-weight-complex="normal"/>
    </style:style>
    <style:style style:name="P24" style:family="paragraph" style:parent-style-name="Standard" style:list-style-name="WWNum1"/>
    <style:style style:name="P25" style:family="paragraph" style:parent-style-name="Standard" style:list-style-name="WWNum1">
      <style:text-properties officeooo:paragraph-rsid="00309da5"/>
    </style:style>
    <style:style style:name="P26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</style:style>
    <style:style style:name="P27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rsid="00347ec9" officeooo:paragraph-rsid="00347ec9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fo:language="es" fo:country="AR" fo:font-weight="bold" officeooo:rsid="002db006" style:font-weight-asian="bold" style:font-weight-complex="bold"/>
    </style:style>
    <style:style style:name="T5" style:family="text">
      <style:text-properties fo:language="es" fo:country="AR" fo:font-weight="normal" style:font-weight-asian="normal" style:font-weight-complex="normal"/>
    </style:style>
    <style:style style:name="T6" style:family="text">
      <style:text-properties fo:language="es" fo:country="AR" fo:font-weight="normal" officeooo:rsid="00339934" style:font-weight-asian="normal" style:font-weight-complex="normal"/>
    </style:style>
    <style:style style:name="T7" style:family="text">
      <style:text-properties fo:language="es" fo:country="AR" officeooo:rsid="001bcadc"/>
    </style:style>
    <style:style style:name="T8" style:family="text">
      <style:text-properties fo:language="es" fo:country="AR" officeooo:rsid="002db006"/>
    </style:style>
    <style:style style:name="T9" style:family="text">
      <style:text-properties fo:language="es" fo:country="AR" officeooo:rsid="00339934"/>
    </style:style>
    <style:style style:name="T10" style:family="text">
      <style:text-properties fo:language="es" fo:country="AR" officeooo:rsid="003512aa"/>
    </style:style>
    <style:style style:name="T11" style:family="text">
      <style:text-properties fo:language="es" fo:country="AR" officeooo:rsid="003661bd"/>
    </style:style>
    <style:style style:name="T12" style:family="text">
      <style:text-properties fo:font-size="16pt" fo:language="es" fo:country="AR" fo:font-style="italic" fo:font-weight="bold" style:font-size-asian="16pt" style:font-style-asian="italic" style:font-weight-asian="bold"/>
    </style:style>
    <style:style style:name="T13" style:family="text">
      <style:text-properties fo:font-size="16pt" fo:language="es" fo:country="AR" fo:font-style="italic" fo:font-weight="bold" officeooo:rsid="001bcadc" style:font-size-asian="16pt" style:font-style-asian="italic" style:font-weight-asian="bold"/>
    </style:style>
    <style:style style:name="T14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italic" style:text-underline-style="none" fo:font-weight="normal" officeooo:rsid="00309da5" style:text-blinking="false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174f7a"/>
    </style:style>
    <style:style style:name="T17" style:family="text">
      <style:text-properties officeooo:rsid="001bcadc"/>
    </style:style>
    <style:style style:name="T18" style:family="text">
      <style:text-properties officeooo:rsid="001d9bc4"/>
    </style:style>
    <style:style style:name="T19" style:family="text">
      <style:text-properties officeooo:rsid="0023c9a1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27e3c9" style:font-weight-asian="bold"/>
    </style:style>
    <style:style style:name="T22" style:family="text">
      <style:text-properties fo:font-weight="bold" officeooo:rsid="0029220d" style:font-weight-asian="bold"/>
    </style:style>
    <style:style style:name="T23" style:family="text">
      <style:text-properties officeooo:rsid="0023c9a1" style:font-weight-complex="normal"/>
    </style:style>
    <style:style style:name="T24" style:family="text">
      <style:text-properties officeooo:rsid="0025a8b5" style:font-weight-complex="normal"/>
    </style:style>
    <style:style style:name="T25" style:family="text">
      <style:text-properties officeooo:rsid="002ff927" style:font-weight-complex="normal"/>
    </style:style>
    <style:style style:name="T26" style:family="text">
      <style:text-properties officeooo:rsid="0027e3c9"/>
    </style:style>
    <style:style style:name="T27" style:family="text">
      <style:text-properties officeooo:rsid="00291b8a"/>
    </style:style>
    <style:style style:name="T28" style:family="text">
      <style:text-properties officeooo:rsid="002af4c1"/>
    </style:style>
    <style:style style:name="T29" style:family="text">
      <style:text-properties officeooo:rsid="002bf48f"/>
    </style:style>
    <style:style style:name="T30" style:family="text">
      <style:text-properties officeooo:rsid="0031bc2c"/>
    </style:style>
    <style:style style:name="T31" style:family="text">
      <style:text-properties officeooo:rsid="0034773d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14"><text:span text:style-name="T2">DEPARTAMENTO</text:span><text:span text:style-name="T3">:</text:span><text:span text:style-name="T1"> Ingeniería de Computadoras</text:span></text:p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4"><text:span text:style-name="T2">ÁREA:</text:span><text:span text:style-name="T5"> Sistemas Operativos</text:span></text:p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4"><text:span text:style-name="T2">ASIGNATURA</text:span><text:span text:style-name="T1">:</text:span><text:span text:style-name="T12"> </text:span><text:span text:style-name="T13">Administración de sistemas avanzada</text:span></text:p>
            <text:p text:style-name="P1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2"/>
            <text:p text:style-name="P2">CARRERA: Tecnicatura Universitaria en Administración de Sistemas y Software Libre</text:p>
            <text:p text:style-name="P2"/>
          </table:table-cell>
          <table:covered-table-cell/>
          <table:covered-table-cell/>
          <table:table-cell table:style-name="Table1.A2" office:value-type="string">
            <text:p text:style-name="P2"/>
            <text:p text:style-name="P14"><text:span text:style-name="T2">PLAN</text:span><text:span text:style-name="T1">: 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2"/>
            <text:p text:style-name="P14"><text:span text:style-name="T2">CUATRIMESTRE</text:span><text:span text:style-name="T1">: <text:s/></text:span><text:span text:style-name="T7">Segundo</text:span></text:p>
          </table:table-cell>
          <table:covered-table-cell/>
          <table:covered-table-cell/>
          <table:table-cell table:style-name="Table1.A2" office:value-type="string">
            <text:p text:style-name="P2"/>
            <text:p text:style-name="P14"><text:span text:style-name="T2">AÑO</text:span><text:span text:style-name="T1">: <text:s/>201</text:span><text:span text:style-name="T9">7</text:span></text:p>
            <text:p text:style-name="P4"/>
          </table:table-cell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4"><text:span text:style-name="T2">EQUIPO DE CÁTEDRA: </text:span><text:span text:style-name="T5">Ing. Miriam Lechner, </text:span><text:span text:style-name="T6">Rodolfo Lagori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4"><text:span text:style-name="T2">HORAS Y HORARIOS DE CLASE TOTALES</text:span><text:span text:style-name="T1">: </text:span><text:span text:style-name="T7">128</text:span></text:p>
            <text:p text:style-name="P4">HORAS Y HORARIOS DE TEORÍA: <text:span text:style-name="T17">4 horas semanales. Martes de 18hs a 20hs</text:span>. <text:span text:style-name="T17">Jueves de 16hs a 18hs.</text:span> </text:p>
            <text:p text:style-name="P4">HORAS Y HORARIOS DE LABORATORIO: <text:span text:style-name="T18">4</text:span>hs semanales. <text:span text:style-name="T18">Martes de 20hs a 22hs. Jueves de 18hs a 20hs</text:span>. </text:p>
            <text:p text:style-name="P4">HORAS ESTIMADAS EXTRACLASE DE DEDICACION DEL ALUMNO: <text:span text:style-name="T31">8</text:span>hs semanales.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Texto_20_independiente_20_3"><text:span text:style-name="T2">OBJETIVOS DE LA MATERIA</text:span><text:span text:style-name="T1">: </text:span></text:p>
            <text:p text:style-name="P20">Saber implementar configuraciones especiales de almacenamiento.</text:p>
            <text:p text:style-name="P20">Saber aplicar programación avanzada a la automatización de tareas.</text:p>
            <text:p text:style-name="P20">Saber diseñar e implementar estrategias de respaldo.</text:p>
            <text:p text:style-name="P20">Conocer formas de implementar estrategias de tolerancia a fallos para servicios críticos.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2">CONTENIDOS MINIMOS (según plan de estudios): </text:p>
            <text:p text:style-name="P7">Instalación sobre configuraciones de almacenamiento especiales. Scripting avanzado. Planificación de tareas. Virtualización. Alta Disponibilidad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2">PROGRAMA ANALÍTICO:</text:p>
            <text:p text:style-name="P14"/>
            <text:p text:style-name="P2">Unidad 1: <text:span text:style-name="T19">Scripting avanzado. </text:span></text:p>
            <text:p text:style-name="P8">Uso de arr<text:span text:style-name="T30">eglos</text:span>. Captura de señales (trap). Accesibilidad: vinculación con entorno gráfico para usuarios finales. Análisis de scripts complejos. <text:s/></text:p>
            <text:p text:style-name="P2">Unidad 2: <text:span text:style-name="T19">Configuraciones especiales de almacenamiento.</text:span></text:p>
            <text:p text:style-name="P21">RAID: concepto e implementación (Linux md). Software RAID, hardware RAID, fake RAID. <text:s text:c="2"/>Manejadores de volúmenes lógicos: implementación con LVM (Linux Volume Manager). <text:s/>LVM snapshot: uso preventivo. <text:s/>Tablas de particiones: tipos, copias de respaldo y restauración. Dispositivos loopback. <text:s/></text:p>
            <text:p text:style-name="P2"><text:soft-page-break/>Unidad 3: <text:s/><text:span text:style-name="T19">Estrategia de respaldo</text:span></text:p>
            <text:p text:style-name="P11"><text:span text:style-name="T23">Diseño de una política de respaldo: consideraciones técnicas y administrativas. Uso de herramientas: rsync, netcat, partimage, dd. </text:span><text:span text:style-name="T24">Control de versiones. Característica LVM snapshot como parte de la estrategia de backup. </text:span><text:span text:style-name="T25">Sistemas de apoyo.</text:span></text:p>
            <text:p text:style-name="P10"><text:span text:style-name="T20">Unidad 4: </text:span><text:span text:style-name="T21">Virtualización</text:span></text:p>
            <text:p text:style-name="P13">Concepto. Tipos de virtualización. Herramientas e implementaciones. Concepto de cloud. <text:s/></text:p>
            <text:p text:style-name="P12"><text:span text:style-name="T20">Unidad </text:span><text:span text:style-name="T22">5</text:span><text:span text:style-name="T20">: </text:span><text:span text:style-name="T21">Alta disponibilidad</text:span></text:p>
            <text:p text:style-name="P9"><text:span text:style-name="T26">Concepto </text:span>de disponibilidad. Métricas. Cluster: concepto<text:span text:style-name="T29">s</text:span> e implementación. <text:span text:style-name="T27">Servicios altamente disponibles. </text:span><text:s/><text:span text:style-name="T28">Cluster stack: clusterlabs. </text:span></text:p>
            <text:p text:style-name="P12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17">PROPUESTA METODOLÓGICA: </text:p>
            <text:p text:style-name="P18"><text:span text:style-name="T3">Clases teóricas expositivas:</text:span><text:span text:style-name="T1"> se realizarán clases expositivas para la enseñanza de los temas teóricos.</text:span></text:p>
            <text:p text:style-name="P18"><text:span text:style-name="T3">Clases prácticas en laboratorio:</text:span><text:span text:style-name="T1"> se realizarán clases en laboratorio con acceso administrativo a un sistema operativo diseñado por la cátedra con el fin de aplicar todos los conceptos teóricos desarrollados en las clases expositivas. </text:span><text:span text:style-name="T8">Todas las clases se presentan con soporte digital.</text:span></text:p>
            <text:p text:style-name="P27"><text:span text:style-name="T4">C</text:span><text:span text:style-name="T3">uestionarios por tema obligatorios:</text:span><text:span text:style-name="T1"> Al finalizar el desarrollo de cada tema individual el alumno responderá un breve cuestionario al respecto utilizando la plataforma PEDCO. Los resultados obtenidos serán ponderados a la hora de evaluar una promoción. </text:span></text:p>
            <text:p text:style-name="P18"><text:span text:style-name="T3">Examen:</text:span><text:span text:style-name="T1"> se evaluarán los contenidos mediante examen individual en laboratorio, durante el cual el alumnos deberá realizar distintas tareas de administración de sistemas basadas en los contenidos desarrollados durante el cursado. </text:span></text:p>
            <text:p text:style-name="P18"><text:span text:style-name="T3">Artículos de cátedra:</text:span><text:span text:style-name="T1"> se propone la lectura de una serie de artículos desarrollados por la cátedra, como guía inicial a los temas planteados en el programa. </text:span><text:span text:style-name="T11">Además se sugieren enlaces externos, con documentación complementaria a los temas desarrollados en clase. 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2">CONDICIONES DE ACREDITACIÓN Y EVALUACIÓN:</text:p>
            <text:p text:style-name="P6">El alumno obtendrá el cursado aprobado de la asignatura mediante una calificación superior o igual a sesenta <text:s/>(sobre un total de cien) en el examen. <text:span text:style-name="T16">En conjunto con la aprobación de los prácticos de entrega obligatoria propuestos durante el cuatrimestre.</text:span> </text:p>
            <text:p text:style-name="P5">El alumno obtendrá la promoción de la asignatura (esto es el cursado aprobado y su correspondiente nota final) mediante una calificación superior o igual a setenta (sobre un total de cien) en el examen. <text:span text:style-name="T16">En conjunto con la aprobación de los prácticos de entrega obligatoria propuestos durante el cuatrimestre.</text:span></text:p>
            <text:p text:style-name="P2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HORARIOS DE CONSULTA DE ALUMNOS:</text:p>
            <text:p text:style-name="P5">Se dispone de consultas a demanda a través de los foros del sistema de educación a distancia, PEDCO. <text:s/></text:p>
          </table:table-cell>
          <table:covered-table-cell/>
          <table:covered-table-cell/>
          <table:covered-table-cell/>
        </table:table-row>
        <text:soft-page-break/>
        <table:table-row table:style-name="Table1.13">
          <table:table-cell table:style-name="Table1.A2" table:number-columns-spanned="4" office:value-type="string">
            <text:p text:style-name="P2">BIBLIOGRAFÍA BÁSICA: </text:p>
            <text:list xml:id="list7419195741028994018" text:style-name="WWNum1">
              <text:list-item>
                <text:p text:style-name="P24"><text:span text:style-name="Strong_20_Emphasis"><text:span text:style-name="T14">Artículos desarrollados por la cátedra. </text:span></text:span></text:p>
              </text:list-item>
              <text:list-item>
                <text:p text:style-name="P25"><text:span text:style-name="Strong_20_Emphasis"><text:span text:style-name="T15">“Cluster from scratch”. Clusterlabs.com </text:span></text:span></text:p>
              </text:list-item>
            </text:list>
            <text:p text:style-name="P22">BIBLIOGRAFÍA COMPLEMENTARIA:</text:p>
            <text:list xml:id="list6600819333271923157" text:style-name="L1">
              <text:list-item>
                <text:p text:style-name="P23">Kemp, Juliet. Linux System Administration Recipes: A Problem-Solution Approach. Apress, 2009.</text:p>
              </text:list-item>
              <text:list-item>
                <text:p text:style-name="P23">Lakshman, Sarath. Linux Shell Scripting Cookbook Solve Real-World Shell Scripting Problems with over 110 Simple but Incredibly Effective Recipes. Birmingham, U.K.: Packt Pub., 2011.</text:p>
              </text:list-item>
              <text:list-item>
                <text:p text:style-name="P23">Parker, Steve. Shell Scripting Expert Recipes for Linux, Bash, and More. Hoboken, N.J.; Chichester: </text:p>
              </text:list-item>
              <text:list-item>
                <text:p text:style-name="P23">Wiley; John Wiley, 2011.</text:p>
              </text:list-item>
              <text:list-item>
                <text:p text:style-name="P23">K. Kopper, The Linux Enterprise Cluster: build a highly available cluster with commodity hardware and free software. San Francisco: No Starch Press, 2005.</text:p>
              </text:list-item>
              <text:list-item>
                <text:p text:style-name="P23">Pollei, Debian 7 System Administration Best Practices. Birmingham: Packt Publishing, 2013.</text:p>
              </text:list-item>
              <text:list-item>
                <text:p text:style-name="P23">T. A. Limoncelli, C. J. Hogan, and S. R. Chalup, The practice of system and network administration. Upper Saddle River, N.J: Addison-Wesley, 2008.</text:p>
              </text:list-item>
              <text:list-item>
                <text:p text:style-name="P23">Chen, Peter M., et al., RAID: High-performance, reliable secondary storage. ACM Computing.</text:p>
              </text:list-item>
              <text:list-item>
                <text:p text:style-name="P23">S. van Vugt, Pro Linux high availability clustering. 2014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FIRMA DEL PROFESOR</text:p>
          </table:table-cell>
          <table:table-cell table:style-name="Table1.B15" office:value-type="string">
            <text:p text:style-name="P3"/>
            <text:p text:style-name="P3"/>
            <text:p text:style-name="P3"/>
            <text:p text:style-name="P3"/>
            <text:p text:style-name="P3">FIRMA DEL DIRECTOR DE DEPARTAMENTO</text:p>
          </table:table-cell>
          <table:table-cell table:style-name="Table1.C15" table:number-column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FIRMA DE LA SECRETARIA ACADEMICA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family-generic-asian="system" style:font-pitch-asian="variabl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size-complex="10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</style:style>
    <style:style style:name="LO-Normal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Letras" style:family="paragraph" style:parent-style-name="Standard" style:default-outline-level="">
      <style:text-properties style:font-name="Book Antiqua" fo:font-family="'Book Antiqua'" style:font-family-generic="roman" style:font-pitch="variable" fo:font-size="10pt" style:font-size-asian="10pt" style:font-name-complex="Book Antiqua1" style:font-family-complex="'Book Antiqua'" style:font-family-generic-complex="system" style:font-pitch-complex="variable" style:font-size-complex="10pt"/>
    </style:style>
    <style:style style:name="Objeto_20_con_20_punta_20_de_20_flecha" style:display-name="Objeto con punta de flecha" style:family="paragraph" style:parent-style-name="Standard" style:default-outline-level=""/>
    <style:style style:name="Objeto_20_con_20_sombra" style:display-name="Objeto con sombra" style:family="paragraph" style:parent-style-name="Standard" style:default-outline-level=""/>
    <style:style style:name="Objeto_20_sin_20_relleno" style:display-name="Objeto sin relleno" style:family="paragraph" style:parent-style-name="Standard" style:default-outline-level=""/>
    <style:style style:name="Text" style:family="paragraph" style:parent-style-name="Caption" style:default-outline-level="" style:class="extra"/>
    <style:style style:name="Cuerpo_20_de_20_texto_20_justificado" style:display-name="Cuerpo de texto justificado" style:family="paragraph" style:parent-style-name="Standard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er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>
      <style:paragraph-properties fo:text-align="center" style:justify-single-word="fals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 style:default-outline-level="">
      <style:paragraph-properties fo:margin-top="0.42cm" fo:margin-bottom="0.21cm" loext:contextual-spacing="false"/>
    </style:style>
    <style:style style:name="Encabezado2" style:family="paragraph" style:parent-style-name="Standard" style:default-outline-level="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 style:default-outline-level=""/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 style:default-outline-level=""/>
    <style:style style:name="Predeterminado_7e_LT_7e_Gliederung_20_7" style:display-name="Predeterminado~LT~Gliederung 7" style:family="paragraph" style:parent-style-name="Predeterminado_7e_LT_7e_Gliederung_20_6" style:default-outline-level=""/>
    <style:style style:name="Predeterminado_7e_LT_7e_Gliederung_20_8" style:display-name="Predeterminado~LT~Gliederung 8" style:family="paragraph" style:parent-style-name="Predeterminado_7e_LT_7e_Gliederung_20_7" style:default-outline-level=""/>
    <style:style style:name="Predeterminado_7e_LT_7e_Gliederung_20_9" style:display-name="Predeterminado~LT~Gliederung 9" style:family="paragraph" style:parent-style-name="Predeterminado_7e_LT_7e_Gliederung_20_8" style:default-outline-level=""/>
    <style:style style:name="Predeterminado_7e_LT_7e_Titel" style:display-name="Predeterminado~LT~Titel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Notizen" style:display-name="Predeterminado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0" fo:widows="0" fo:hyphenation-ladder-count="no-limit" fo:text-indent="0cm" style:auto-text-indent="false" style:punctuation-wrap="hanging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family-generic-asian="system" style:font-pitch-asian="variable" style:font-size-asian="18pt" style:language-asian="zxx" style:country-asian="none" style:font-name-complex="Lohit Hindi1" style:font-family-complex="'Lohit Hindi'" style:font-family-generic-complex="system" style:font-pitch-complex="variable" style:font-size-complex="18pt" style:language-complex="zxx" style:country-complex="none" fo:hyphenate="false" fo:hyphenation-push-char-count="2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ise1" style:family="paragraph" style:parent-style-name="default" style:default-outline-level=""/>
    <style:style style:name="turquise2" style:family="paragraph" style:parent-style-name="default" style:default-outline-level=""/>
    <style:style style:name="turqu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WW-Título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/>
    </style:style>
    <style:style style:name="Objetos_20_de_20_fondo" style:display-name="Objetos de 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Nota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</style:style>
    <style:style style:name="Esquema_20_6" style:display-name="Esquema 6" style:family="paragraph" style:parent-style-name="Esquema_20_5" style:default-outline-level=""/>
    <style:style style:name="Esquema_20_7" style:display-name="Esquema 7" style:family="paragraph" style:parent-style-name="Esquema_20_6" style:default-outline-level=""/>
    <style:style style:name="Esquema_20_8" style:display-name="Esquema 8" style:family="paragraph" style:parent-style-name="Esquema_20_7" style:default-outline-level=""/>
    <style:style style:name="Esquema_20_9" style:display-name="Esquema 9" style:family="paragraph" style:parent-style-name="Esquema_20_8" style:default-outline-level="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19cm" fo:margin-left="0cm" fo:margin-right="0cm" fo:margin-bottom="3.41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4.785cm" svg:y="0.002cm" svg:width="0.552cm" svg:height="0.469cm" draw:z-index="5"><draw:text-box><text:p text:style-name="Header"><text:page-number text:select-page="current">3</text:page-number></text:p></draw:text-box></draw:frame><draw:frame draw:style-name="Mfr2" draw:name="Picture" text:anchor-type="char" svg:width="15cm" svg:height="3.03cm" draw:z-index="2"><draw:image xlink:href="Pictures/100000000000029200000086AC3917D580C7839F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4T16:47:00</meta:creation-date>
    <meta:initial-creator>Laura</meta:initial-creator>
    <dc:language>en-US</dc:language>
    <dc:date>2017-08-03T15:09:45.705286975</dc:date>
    <meta:editing-cycles>159</meta:editing-cycles>
    <dc:title>ÁREA: </dc:title>
    <meta:editing-duration>PT19H1M10S</meta:editing-duration>
    <meta:generator>LibreOffice/5.0.3.2$Linux_X86_64 LibreOffice_project/00m0$Build-2</meta:generator>
    <meta:document-statistic meta:table-count="1" meta:image-count="1" meta:object-count="0" meta:page-count="3" meta:paragraph-count="58" meta:word-count="733" meta:character-count="5213" meta:non-whitespace-character-count="4517"/>
  </office:meta>
</office:document-meta>
</file>